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70b" officeooo:paragraph-rsid="0013070b"/>
    </style:style>
    <style:style style:name="P2" style:family="paragraph" style:parent-style-name="Standard">
      <style:text-properties officeooo:rsid="00143513" officeooo:paragraph-rsid="00143513"/>
    </style:style>
    <style:style style:name="P3" style:family="paragraph" style:parent-style-name="Standard" style:list-style-name="L1">
      <style:text-properties officeooo:rsid="00143513" officeooo:paragraph-rsid="00143513"/>
    </style:style>
    <style:style style:name="P4" style:family="paragraph" style:parent-style-name="Standard">
      <style:text-properties officeooo:rsid="0014652e" officeooo:paragraph-rsid="0014652e"/>
    </style:style>
    <style:style style:name="P5" style:family="paragraph" style:parent-style-name="Standard" style:list-style-name="L1">
      <style:text-properties officeooo:rsid="0014652e" officeooo:paragraph-rsid="0014652e"/>
    </style:style>
    <style:style style:name="P6" style:family="paragraph" style:parent-style-name="Standard" style:list-style-name="L4">
      <style:text-properties officeooo:rsid="0014652e" officeooo:paragraph-rsid="0014652e"/>
    </style:style>
    <style:style style:name="P7" style:family="paragraph" style:parent-style-name="Standard" style:list-style-name="L5">
      <style:text-properties officeooo:rsid="0014652e" officeooo:paragraph-rsid="0014652e"/>
    </style:style>
    <style:style style:name="P8" style:family="paragraph" style:parent-style-name="Standard">
      <style:text-properties officeooo:rsid="0014f920" officeooo:paragraph-rsid="0014f920"/>
    </style:style>
    <style:style style:name="P9" style:family="paragraph" style:parent-style-name="Standard" style:list-style-name="L4">
      <style:text-properties officeooo:rsid="0014f920" officeooo:paragraph-rsid="0014f920"/>
    </style:style>
    <style:style style:name="P10" style:family="paragraph" style:parent-style-name="Standard">
      <style:text-properties officeooo:rsid="0014f920" officeooo:paragraph-rsid="001e1377"/>
    </style:style>
    <style:style style:name="P11" style:family="paragraph" style:parent-style-name="Standard" style:list-style-name="L5">
      <style:text-properties officeooo:rsid="0014f920" officeooo:paragraph-rsid="0014f920"/>
    </style:style>
    <style:style style:name="P12" style:family="paragraph" style:parent-style-name="Standard" style:list-style-name="L5">
      <style:text-properties officeooo:rsid="0014f920" officeooo:paragraph-rsid="001bf391"/>
    </style:style>
    <style:style style:name="P13" style:family="paragraph" style:parent-style-name="Standard">
      <style:text-properties officeooo:rsid="0015d890" officeooo:paragraph-rsid="00175c5b"/>
    </style:style>
    <style:style style:name="P14" style:family="paragraph" style:parent-style-name="Standard" style:list-style-name="L5">
      <style:text-properties officeooo:rsid="0015d890" officeooo:paragraph-rsid="00175c5b"/>
    </style:style>
    <style:style style:name="P15" style:family="paragraph" style:parent-style-name="Standard" style:list-style-name="L5">
      <style:text-properties officeooo:rsid="0015d890" officeooo:paragraph-rsid="001bf391"/>
    </style:style>
    <style:style style:name="P16" style:family="paragraph" style:parent-style-name="Standard" style:list-style-name="L3">
      <style:text-properties officeooo:rsid="00175c5b" officeooo:paragraph-rsid="00175c5b"/>
    </style:style>
    <style:style style:name="P17" style:family="paragraph" style:parent-style-name="Standard">
      <style:text-properties officeooo:rsid="00193b4d" officeooo:paragraph-rsid="00193b4d"/>
    </style:style>
    <style:style style:name="P18" style:family="paragraph" style:parent-style-name="Standard">
      <style:text-properties officeooo:rsid="00193b4d" officeooo:paragraph-rsid="001e1377"/>
    </style:style>
    <style:style style:name="P19" style:family="paragraph" style:parent-style-name="Standard">
      <style:text-properties officeooo:rsid="0022ac8e" officeooo:paragraph-rsid="0022ac8e"/>
    </style:style>
    <style:style style:name="P20" style:family="paragraph" style:parent-style-name="Standard">
      <style:text-properties officeooo:rsid="0022ac8e" officeooo:paragraph-rsid="0022f3b7"/>
    </style:style>
    <style:style style:name="P21" style:family="paragraph" style:parent-style-name="Standard">
      <style:text-properties officeooo:rsid="0022f3b7" officeooo:paragraph-rsid="0022f3b7"/>
    </style:style>
    <style:style style:name="T1" style:family="text">
      <style:text-properties officeooo:rsid="0014f920"/>
    </style:style>
    <style:style style:name="T2" style:family="text">
      <style:text-properties officeooo:rsid="00175ade"/>
    </style:style>
    <style:style style:name="T3" style:family="text">
      <style:text-properties officeooo:rsid="00193b4d"/>
    </style:style>
    <style:style style:name="T4" style:family="text">
      <style:text-properties officeooo:rsid="001bf391"/>
    </style:style>
    <style:style style:name="T5" style:family="text">
      <style:text-properties fo:language="en" fo:country="US"/>
    </style:style>
    <style:style style:name="T6" style:family="text">
      <style:text-properties officeooo:rsid="001e1377"/>
    </style:style>
    <style:style style:name="T7" style:family="text">
      <style:text-properties officeooo:rsid="0022f3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d image to upload </text:p>
      <text:p text:style-name="P1"><text:a xlink:type="simple" xlink:href="https://127.0.0.1/YouPHPTube/upload" text:style-name="Internet_20_link" text:visited-style-name="Visited_20_Internet_20_Link">https://127.0.0.1/YouPHPTube/upload</text:a></text:p>
      <text:p text:style-name="P1"/>
      <text:p text:style-name="P2">youPHPTubeQueueEncoder.json.php</text:p>
      <text:list xml:id="list6666289373809154777" text:style-name="L1">
        <text:list-item>
          <text:p text:style-name="P3">check permitted file extensions</text:p>
        </text:list-item>
        <text:list-item>
          <text:p text:style-name="P3">check storage duration limit </text:p>
        </text:list-item>
        <text:list-item>
          <text:p text:style-name="P3">Define temp file name</text:p>
        </text:list-item>
        <text:list-item>
          <text:p text:style-name="P3">save video</text:p>
        </text:list-item>
        <text:list-item>
          <text:p text:style-name="P5">send it to queue video→queue($format) Submit data to $global['YouPHPTubeURL-encoder'] . "queue.php"</text:p>
        </text:list-item>
      </text:list>
      <text:p text:style-name="P4"/>
      <text:p text:style-name="P17"><text:bookmark-start text:name="__DdeLink__2_1034342767"/>On YouPHPTube-Encoder<text:bookmark-end text:name="__DdeLink__2_1034342767"/></text:p>
      <text:list xml:id="list1463786406423624524" text:style-name="L4">
        <text:list-item>
          <text:p text:style-name="P6">(TODO Check permititons from site <text:span text:style-name="T3">reffer site</text:span>)</text:p>
        </text:list-item>
        <text:list-item>
          <text:p text:style-name="P6">save the data on encoder_queue database</text:p>
        </text:list-item>
        <text:list-item>
          <text:p text:style-name="P9">call run.php in background to encode <text:bookmark-start text:name="__DdeLink__5_1034342767"/>Encoder::run();<text:bookmark-end text:name="__DdeLink__5_1034342767"/></text:p>
        </text:list-item>
      </text:list>
      <text:p text:style-name="P8"/>
      <text:p text:style-name="P10">Encoder::run();</text:p>
      <text:list xml:id="list3199105221995453555" text:style-name="L5">
        <text:list-item>
          <text:p text:style-name="P11">check if there is a file encoding</text:p>
        </text:list-item>
        <text:list-item>
          <text:p text:style-name="P11">if yes show info</text:p>
        </text:list-item>
        <text:list-item>
          <text:p text:style-name="P11">if not get next queue</text:p>
        </text:list-item>
        <text:list-item>
          <text:p text:style-name="P7"><text:s/><text:span text:style-name="T1">change status of queue to encoding</text:span></text:p>
        </text:list-item>
        <text:list-item>
          <text:p text:style-name="P12">download file static::downloadFile </text:p>
        </text:list-item>
        <text:list-item>
          <text:p text:style-name="P15"><text:span text:style-name="T5">get </text:span>what format is to be encoded and execute the ffmpeg code $code→run($objFile→pathFileName);</text:p>
        </text:list-item>
        <text:list-item>
          <text:p text:style-name="P14">if success se<text:span text:style-name="T2">nd the file back to youphptube via POST $global['YouPHPTubeURL'] . "youPHPTubeEncoder.json"</text:span></text:p>
        </text:list-item>
      </text:list>
      <text:p text:style-name="P13"/>
      <text:p text:style-name="P18">On YouPHPTube <text:span text:style-name="T6">youPHPTubeEncoder.json</text:span></text:p>
      <text:list xml:id="list5072320502520244350" text:style-name="L3">
        <text:list-item>
          <text:p text:style-name="P16">check if user and pass match</text:p>
        </text:list-item>
        <text:list-item>
          <text:p text:style-name="P16">move uploaded files</text:p>
        </text:list-item>
        <text:list-item>
          <text:p text:style-name="P16">save video</text:p>
        </text:list-item>
      </text:list>
      <text:p text:style-name="P4"/>
      <text:p text:style-name="P4"/>
      <text:p text:style-name="P19">total files on queue</text:p>
      <text:p text:style-name="P19">is encoding</text:p>
      <text:p text:style-name="P19">queue list<text:bookmark-start text:name="__DdeLink__7_1034342767"/></text:p>
      <text:p text:style-name="P19"><text:tab/>file <text:span text:style-name="T7">extension</text:span></text:p>
      <text:p text:style-name="P19"><text:tab/><text:span text:style-name="T7">file name</text:span></text:p>
      <text:p text:style-name="P19"><text:tab/><text:span text:style-name="T7">vars</text:span></text:p>
      <text:p text:style-name="P19"><text:tab/><text:span text:style-name="T7">priority</text:span></text:p>
      <text:p text:style-name="P19"><text:tab/><text:span text:style-name="T7">fileURI</text:span></text:p>
      <text:p text:style-name="P19"><text:tab/><text:span text:style-name="T7">notifyURL</text:span><text:bookmark-end text:name="__DdeLink__7_1034342767"/></text:p>
      <text:p text:style-name="P19"><text:tab/></text:p>
      <text:p text:style-name="P19"><text:span text:style-name="T7">message</text:span></text:p>
      <text:p text:style-name="P21">encoding</text:p>
      <text:p text:style-name="P20"><text:tab/>file <text:span text:style-name="T7">extension</text:span></text:p>
      <text:p text:style-name="P20"><text:tab/><text:span text:style-name="T7">file name</text:span></text:p>
      <text:p text:style-name="P20"><text:tab/><text:span text:style-name="T7">vars</text:span></text:p>
      <text:p text:style-name="P20"><text:tab/><text:span text:style-name="T7">priority</text:span></text:p>
      <text:p text:style-name="P20"><text:tab/><text:span text:style-name="T7">fileURI</text:span></text:p>
      <text:p text:style-name="P20"><text:tab/><text:span text:style-name="T7">notifyURL</text:span></text:p>
      <text:p text:style-name="P20"><text:tab/>%<text:span text:style-name="T7">complete</text:span></text:p>
      <text:p text:style-name="P21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08:57:29.854728301</meta:creation-date>
    <dc:date>2017-07-18T09:26:43.717723335</dc:date>
    <meta:editing-duration>P5DT2H52M1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64" meta:character-count="1099" meta:non-whitespace-character-count="976"/>
  </office:meta>
</office:document-meta>
</file>